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8D8870000521A00007424858D12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2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7.1cm" svg:y="24.52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8D8870000521A00007424858D12C9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3:00:13.852696484</dc:date>
    <dc:creator>jb </dc:creator>
    <meta:editing-duration>PT1H10M1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